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P1" style:family="paragraph" style:parent-style-name="Standard">
      <style:text-properties style:font-name="Ubuntu" fo:font-size="12pt" style:font-name-asian="Ubuntu1" style:font-size-asian="12pt" style:font-name-complex="Ubuntu1" style:font-size-complex="12pt"/>
    </style:style>
    <style:style style:name="P2" style:family="paragraph" style:parent-style-name="Standard">
      <style:paragraph-properties fo:margin-left="0in" fo:margin-right="0in" fo:margin-top="0.111in" fo:margin-bottom="0.111in" loext:contextual-spacing="false" fo:line-height="100%" fo:keep-together="auto" fo:text-indent="0in" style:auto-text-indent="false" fo:padding="0in" fo:border="none" fo:keep-with-next="auto"/>
    </style:style>
    <style:style style:name="P3" style:family="paragraph" style:parent-style-name="Standard">
      <style:paragraph-properties fo:margin-left="0in" fo:margin-right="0in" fo:margin-top="0.111in" fo:margin-bottom="0.111in" loext:contextual-spacing="false" fo:line-height="100%" fo:keep-together="auto" fo:text-indent="0in" style:auto-text-indent="false" fo:padding="0in" fo:border="none" fo:keep-with-next="auto"/>
      <style:text-properties style:font-name="Ubuntu" fo:font-size="12pt" style:font-name-asian="Ubuntu1" style:font-size-asian="12pt" style:font-name-complex="Ubuntu1" style:font-size-complex="12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color="#373737" style:font-name="Ubuntu" fo:font-size="12pt" style:font-name-asian="Ubuntu1" style:font-size-asian="12pt" style:font-name-complex="Ubuntu1" style:font-size-complex="12pt"/>
    </style:style>
    <style:style style:name="P6" style:family="paragraph" style:parent-style-name="Standard">
      <style:paragraph-properties fo:margin-left="0in" fo:margin-right="0in" fo:margin-top="0in" fo:margin-bottom="0.1528in" loext:contextual-spacing="false" fo:line-height="100%" fo:keep-together="auto" fo:text-indent="0in" style:auto-text-indent="false" fo:padding="0in" fo:border="none" fo:keep-with-next="auto"/>
    </style:style>
    <style:style style:name="P7" style:family="paragraph" style:parent-style-name="Standard">
      <style:paragraph-properties fo:margin-left="0in" fo:margin-right="0in" fo:margin-top="0in" fo:margin-bottom="0.1528in" loext:contextual-spacing="false" fo:line-height="100%" fo:text-indent="0in" style:auto-text-indent="false" fo:padding="0in" fo:border="none"/>
    </style:style>
    <style:style style:name="P8" style:family="paragraph" style:parent-style-name="Standard" style:list-style-name="WWNum5">
      <style:paragraph-properties fo:margin-left="0.5in" fo:margin-right="0in" fo:margin-top="0in" fo:margin-bottom="0.139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139in" loext:contextual-spacing="false" fo:line-height="100%" fo:text-indent="-0.25in" style:auto-text-indent="false" fo:padding="0in" fo:border="none"/>
    </style:style>
    <style:style style:name="P13" style:family="paragraph" style:parent-style-name="Standard" style:list-style-name="WWNum8">
      <style:paragraph-properties fo:margin-left="0.5in" fo:margin-right="0in" fo:margin-top="0in" fo:margin-bottom="0.139in" loext:contextual-spacing="false" fo:line-height="100%" fo:text-indent="-0.25in" style:auto-text-indent="false" fo:padding="0in" fo:border="none"/>
    </style:style>
    <style:style style:name="P14" style:family="paragraph" style:parent-style-name="Standard" style:list-style-name="WWNum9">
      <style:paragraph-properties fo:margin-left="0.5in" fo:margin-right="0in" fo:margin-top="0in" fo:margin-bottom="0.139in" loext:contextual-spacing="false" fo:line-height="100%" fo:text-indent="-0.25in" style:auto-text-indent="false" fo:padding="0in" fo:border="none"/>
    </style:style>
    <style:style style:name="P15" style:family="paragraph" style:parent-style-name="Standard" style:list-style-name="WWNum7">
      <style:paragraph-properties fo:margin-left="0.5in" fo:margin-right="0in" fo:margin-top="0in" fo:margin-bottom="0.139in" loext:contextual-spacing="false" fo:line-height="100%" fo:text-indent="-0.25in" style:auto-text-indent="false" fo:padding="0in" fo:border="none"/>
    </style:style>
    <style:style style:name="P16" style:family="paragraph" style:parent-style-name="Standard" style:list-style-name="WWNum6">
      <style:paragraph-properties fo:margin-left="0.5in" fo:margin-right="0in" fo:margin-top="0in" fo:margin-bottom="0.1528in" loext:contextual-spacing="false" fo:line-height="100%" fo:keep-together="auto" fo:text-indent="-0.25in" style:auto-text-indent="false" fo:padding="0in" fo:border="none" fo:keep-with-next="auto"/>
    </style:style>
    <style:style style:name="P17" style:family="paragraph" style:parent-style-name="Standard" style:list-style-name="WWNum6">
      <style:paragraph-properties fo:margin-left="0.5in" fo:margin-right="0in" fo:margin-top="0in" fo:margin-bottom="0.1528in" loext:contextual-spacing="false" fo:line-height="100%" fo:text-indent="-0.25in" style:auto-text-indent="false" fo:padding="0in" fo:border="non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1">
      <style:paragraph-properties fo:margin-left="0.5in" fo:margin-right="0in" fo:margin-top="0.111in" fo:margin-bottom="0.139in" loext:contextual-spacing="false" fo:line-height="100%" fo:text-indent="-0.25in" style:auto-text-indent="false" fo:padding="0in" fo:border="none"/>
    </style:style>
    <style:style style:name="P20" style:family="paragraph" style:parent-style-name="Standard" style:list-style-name="WWNum7">
      <style:paragraph-properties fo:margin-left="0.5in" fo:margin-right="0in" fo:margin-top="0.111in" fo:margin-bottom="0.139in" loext:contextual-spacing="false" fo:line-height="100%" fo:text-indent="-0.25in" style:auto-text-indent="false" fo:padding="0in" fo:border="none"/>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text-properties fo:color="#373737" style:font-name="Ubuntu" fo:font-size="12pt" style:font-name-asian="Ubuntu1" style:font-size-asian="12pt" style:font-name-complex="Ubuntu1" style:font-size-complex="12pt"/>
    </style:style>
    <style:style style:name="P23" style:family="paragraph" style:parent-style-name="Standard">
      <style:paragraph-properties fo:margin-left="0.5in" fo:margin-right="0in" fo:text-indent="0in" style:auto-text-indent="false"/>
      <style:text-properties style:font-name="Ubuntu" fo:font-size="12pt" style:font-name-asian="Ubuntu1" style:font-size-asian="12pt" style:font-name-complex="Ubuntu1" style:font-size-complex="12pt"/>
    </style:style>
    <style:style style:name="P24" style:family="paragraph" style:parent-style-name="Standard">
      <style:paragraph-properties fo:margin-top="0.111in" fo:margin-bottom="0.111in" loext:contextual-spacing="false" fo:line-height="100%" fo:keep-together="auto" fo:padding="0in" fo:border="none" fo:keep-with-next="auto"/>
    </style:style>
    <style:style style:name="P25" style:family="paragraph" style:parent-style-name="Standard">
      <style:paragraph-properties fo:margin-top="0.111in" fo:margin-bottom="0.111in" loext:contextual-spacing="false" fo:line-height="100%" fo:keep-together="auto" fo:padding="0in" fo:border="none" fo:keep-with-next="auto"/>
      <style:text-properties style:font-name="Ubuntu" fo:font-size="12pt" style:font-name-asian="Ubuntu1" style:font-size-asian="12pt" style:font-name-complex="Ubuntu1" style:font-size-complex="12pt"/>
    </style:style>
    <style:style style:name="P26" style:family="paragraph" style:parent-style-name="Standard">
      <style:paragraph-properties fo:margin-top="0in" fo:margin-bottom="0.1528in" loext:contextual-spacing="false" fo:line-height="100%" fo:padding="0in" fo:border="none"/>
    </style:style>
    <style:style style:name="P27" style:family="paragraph" style:parent-style-name="Standard">
      <style:paragraph-properties fo:margin-top="0.111in" fo:margin-bottom="0.1528in" loext:contextual-spacing="false" fo:line-height="100%" fo:padding="0in" fo:border="none"/>
    </style:style>
    <style:style style:name="P28" style:family="paragraph" style:parent-style-name="Heading_20_1" style:master-page-name="Standard">
      <style:paragraph-properties fo:margin-top="0in" fo:margin-bottom="0in" loext:contextual-spacing="false" fo:line-height="100%" fo:keep-together="auto" style:page-number="1" fo:padding="0in" fo:border="none" fo:keep-with-next="auto"/>
    </style:style>
    <style:style style:name="P29" style:family="paragraph" style:parent-style-name="Heading_20_1">
      <style:paragraph-properties fo:margin-top="0.111in" fo:margin-bottom="0.111in" loext:contextual-spacing="false" fo:line-height="100%" fo:keep-together="auto" fo:padding-left="0in" fo:padding-right="0in" fo:padding-top="0in" fo:padding-bottom="0.0972in" fo:border="none" fo:keep-with-next="auto"/>
    </style:style>
    <style:style style:name="P30" style:family="paragraph" style:parent-style-name="Heading_20_3">
      <style:paragraph-properties fo:margin-top="0.111in" fo:margin-bottom="0.111in" loext:contextual-spacing="false" fo:line-height="100%" fo:keep-together="auto" fo:padding="0in" fo:border="none" fo:keep-with-next="auto"/>
    </style:style>
    <style:style style:name="P31" style:family="paragraph" style:parent-style-name="Heading_20_3">
      <style:paragraph-properties fo:margin-top="0.111in" fo:margin-bottom="0.111in" loext:contextual-spacing="false" fo:line-height="100%" fo:keep-together="auto" fo:padding-left="0in" fo:padding-right="0in" fo:padding-top="0in" fo:padding-bottom="0.0972in" fo:border="none" fo:keep-with-next="auto"/>
    </style:style>
    <style:style style:name="P32" style:family="paragraph" style:parent-style-name="Heading_20_4">
      <style:paragraph-properties fo:margin-top="0.111in" fo:margin-bottom="0.111in" loext:contextual-spacing="false" fo:line-height="100%" fo:keep-together="auto" fo:padding="0in" fo:border="none" fo:keep-with-next="auto"/>
    </style:style>
    <style:style style:name="P33" style:family="paragraph" style:parent-style-name="Heading_20_4">
      <style:paragraph-properties fo:margin-top="0.111in" fo:margin-bottom="0.111in" loext:contextual-spacing="false" fo:line-height="100%" fo:keep-together="auto" fo:padding="0in" fo:border="none" fo:keep-with-next="auto"/>
      <style:text-properties fo:color="#222222" style:font-name="Ubuntu" fo:font-weight="bold" style:font-name-asian="Ubuntu1" style:font-weight-asian="bold" style:font-name-complex="Ubuntu1"/>
    </style:style>
    <style:style style:name="P34" style:family="paragraph" style:parent-style-name="Heading_20_4">
      <style:paragraph-properties fo:margin-top="0.111in" fo:margin-bottom="0.111in" loext:contextual-spacing="false" fo:line-height="100%" fo:keep-together="auto" fo:padding="0in" fo:border="none" fo:keep-with-next="auto"/>
      <style:text-properties fo:color="#222222" style:font-name="Ubuntu" fo:font-size="16pt" fo:font-weight="bold" style:font-name-asian="Ubuntu1" style:font-size-asian="16pt" style:font-weight-asian="bold" style:font-name-complex="Ubuntu1" style:font-size-complex="16pt"/>
    </style:style>
    <style:style style:name="P35" style:family="paragraph" style:parent-style-name="Heading_20_6">
      <style:paragraph-properties fo:margin-left="0in" fo:margin-right="0in" fo:margin-top="0.111in" fo:margin-bottom="0.111in" loext:contextual-spacing="false" fo:line-height="100%" fo:keep-together="auto" fo:text-indent="0in" style:auto-text-indent="false" fo:padding="0in" fo:border="none" fo:keep-with-next="auto"/>
    </style:style>
    <style:style style:name="P36" style:family="paragraph" style:parent-style-name="Heading_20_6">
      <style:paragraph-properties fo:margin-top="0.111in" fo:margin-bottom="0.111in" loext:contextual-spacing="false" fo:line-height="100%" fo:keep-together="auto" fo:padding="0in" fo:border="none" fo:keep-with-next="auto"/>
    </style:style>
    <style:style style:name="T1" style:family="text">
      <style:text-properties fo:color="#6699cc" style:font-name="Ubuntu" fo:font-size="31.5pt" fo:font-weight="bold" style:font-name-asian="Ubuntu1" style:font-size-asian="31.5pt" style:font-weight-asian="bold" style:font-name-complex="Ubuntu1" style:font-size-complex="31.5pt"/>
    </style:style>
    <style:style style:name="T2" style:family="text">
      <style:text-properties fo:color="#6699cc" style:font-name="Ubuntu" fo:font-size="12pt" style:text-underline-style="solid" style:text-underline-width="auto" style:text-underline-color="font-color" fo:font-weight="bold" style:font-name-asian="Ubuntu1" style:font-size-asian="12pt" style:font-weight-asian="bold" style:font-name-complex="Ubuntu1" style:font-size-complex="12pt"/>
    </style:style>
    <style:style style:name="T3" style:family="text">
      <style:text-properties fo:color="#6699cc" style:font-name="Ubuntu" fo:font-size="12pt" style:text-underline-style="solid" style:text-underline-width="auto" style:text-underline-color="font-color" style:font-name-asian="Ubuntu1" style:font-size-asian="12pt" style:font-name-complex="Ubuntu1" style:font-size-complex="12pt"/>
    </style:style>
    <style:style style:name="T4" style:family="text">
      <style:text-properties fo:color="#6699cc" style:font-name="Ubuntu" fo:font-size="12pt" fo:font-style="italic" style:text-underline-style="solid" style:text-underline-width="auto" style:text-underline-color="font-color" style:font-name-asian="Ubuntu1" style:font-size-asian="12pt" style:font-style-asian="italic" style:font-name-complex="Ubuntu1" style:font-size-complex="12pt"/>
    </style:style>
    <style:style style:name="T5" style:family="text">
      <style:text-properties fo:color="#373737" style:font-name="Ubuntu" fo:font-size="12pt" style:font-name-asian="Ubuntu1" style:font-size-asian="12pt" style:font-name-complex="Ubuntu1" style:font-size-complex="12pt"/>
    </style:style>
    <style:style style:name="T6" style:family="text">
      <style:text-properties fo:color="#373737" style:font-name="Ubuntu" fo:font-size="12pt" fo:font-style="normal" style:font-name-asian="Ubuntu1" style:font-size-asian="12pt" style:font-style-asian="normal" style:font-name-complex="Ubuntu1" style:font-size-complex="12pt"/>
    </style:style>
    <style:style style:name="T7" style:family="text">
      <style:text-properties fo:color="#373737" style:font-name="Ubuntu" fo:font-size="12pt" fo:font-style="normal" fo:font-weight="bold" style:font-name-asian="Ubuntu1" style:font-size-asian="12pt" style:font-style-asian="normal" style:font-weight-asian="bold" style:font-name-complex="Ubuntu1" style:font-size-complex="12pt"/>
    </style:style>
    <style:style style:name="T8" style:family="text">
      <style:text-properties fo:color="#373737" style:font-name="Ubuntu" fo:font-size="12pt" fo:font-weight="bold" style:font-name-asian="Ubuntu1" style:font-size-asian="12pt" style:font-weight-asian="bold" style:font-name-complex="Ubuntu1" style:font-size-complex="12pt"/>
    </style:style>
    <style:style style:name="T9" style:family="text">
      <style:text-properties fo:color="#373737" style:font-name="Ubuntu" fo:font-size="12pt" fo:font-style="italic" style:font-name-asian="Ubuntu1" style:font-size-asian="12pt" style:font-style-asian="italic" style:font-name-complex="Ubuntu1" style:font-size-complex="12pt"/>
    </style:style>
    <style:style style:name="T10" style:family="text">
      <style:text-properties fo:color="#373737" style:font-name="Ubuntu" fo:font-size="12pt" fo:font-style="italic" style:text-underline-style="none" style:font-name-asian="Ubuntu1" style:font-size-asian="12pt" style:font-style-asian="italic" style:font-name-complex="Ubuntu1" style:font-size-complex="12pt"/>
    </style:style>
    <style:style style:name="T11" style:family="text">
      <style:text-properties fo:color="#373737" style:font-name="Ubuntu" fo:font-size="12pt" style:text-underline-style="none" style:font-name-asian="Ubuntu1" style:font-size-asian="12pt" style:font-name-complex="Ubuntu1" style:font-size-complex="12pt"/>
    </style:style>
    <style:style style:name="T12" style:family="text">
      <style:text-properties fo:color="#373737" style:font-name="Ubuntu" fo:font-style="normal" style:font-name-asian="Ubuntu1" style:font-style-asian="normal" style:font-name-complex="Ubuntu1"/>
    </style:style>
    <style:style style:name="T13" style:family="text">
      <style:text-properties fo:color="#373737" style:font-name="Ubuntu" style:font-name-asian="Ubuntu1" style:font-name-complex="Ubuntu1"/>
    </style:style>
    <style:style style:name="T14" style:family="text">
      <style:text-properties fo:color="#000000" fo:font-size="18pt" style:font-size-asian="18pt" style:font-size-complex="18pt"/>
    </style:style>
    <style:style style:name="T15" style:family="text">
      <style:text-properties fo:color="#000000" fo:font-size="16pt" style:font-size-asian="16pt" style:font-size-complex="16pt"/>
    </style:style>
    <style:style style:name="T16" style:family="text">
      <style:text-properties fo:color="#000000" style:font-name="Ubuntu" fo:font-size="12pt" fo:font-style="normal" style:font-name-asian="Ubuntu1" style:font-size-asian="12pt" style:font-style-asian="normal" style:font-name-complex="Ubuntu1" style:font-size-complex="12pt"/>
    </style:style>
    <style:style style:name="T17" style:family="text">
      <style:text-properties fo:color="#000000" style:font-name="Ubuntu" fo:font-size="11pt" style:font-name-asian="Ubuntu1" style:font-size-asian="11pt" style:font-name-complex="Ubuntu1" style:font-size-complex="11pt"/>
    </style:style>
    <style:style style:name="T18" style:family="text">
      <style:text-properties fo:color="#000000" fo:font-style="normal" style:font-style-asian="normal"/>
    </style:style>
    <style:style style:name="T19" style:family="text">
      <style:text-properties style:font-name="Ubuntu" fo:font-size="12pt" style:font-name-asian="Ubuntu1" style:font-size-asian="12pt" style:font-name-complex="Ubuntu1" style:font-size-complex="12pt"/>
    </style:style>
    <style:style style:name="T20" style:family="text">
      <style:text-properties style:font-name="Ubuntu" fo:font-size="12pt" fo:font-weight="bold" style:font-name-asian="Ubuntu1" style:font-size-asian="12pt" style:font-weight-asian="bold" style:font-name-complex="Ubuntu1" style:font-size-complex="12pt"/>
    </style:style>
    <style:style style:name="T21" style:family="text">
      <style:text-properties style:font-name="Ubuntu" fo:font-size="12pt" style:text-underline-style="none" style:font-name-asian="Ubuntu1" style:font-size-asian="12pt" style:font-name-complex="Ubuntu1" style:font-size-complex="12pt"/>
    </style:style>
    <style:style style:name="T22" style:family="text">
      <style:text-properties style:font-name="Ubuntu" style:font-name-asian="Ubuntu1" style:font-name-complex="Ubuntu1"/>
    </style:style>
    <style:style style:name="T23" style:family="text">
      <style:text-properties style:font-name="Ubuntu" fo:font-size="18pt" fo:font-weight="bold" style:font-name-asian="Ubuntu1" style:font-size-asian="18pt" style:font-weight-asian="bold" style:font-name-complex="Ubuntu1" style:font-size-complex="18pt"/>
    </style:style>
    <style:style style:name="T24" style:family="text">
      <style:text-properties style:font-name="Ubuntu" fo:font-size="18pt" style:font-name-asian="Ubuntu1" style:font-size-asian="18pt" style:font-name-complex="Ubuntu1" style:font-size-complex="18pt"/>
    </style:style>
    <style:style style:name="T25" style:family="text">
      <style:text-properties style:font-name="Ubuntu" fo:font-style="italic" style:font-name-asian="Ubuntu1" style:font-style-asian="italic" style:font-name-complex="Ubuntu1"/>
    </style:style>
    <style:style style:name="T26" style:family="text">
      <style:text-properties fo:color="#222222" style:font-name="Ubuntu" fo:font-size="14pt" fo:font-weight="bold" style:font-name-asian="Ubuntu1" style:font-size-asian="14pt" style:font-weight-asian="bold" style:font-name-complex="Ubuntu1" style:font-size-complex="14pt"/>
    </style:style>
    <style:style style:name="T27" style:family="text">
      <style:text-properties fo:color="#222222" style:font-name="Ubuntu" fo:font-size="12pt" fo:font-style="normal" style:font-name-asian="Ubuntu1" style:font-size-asian="12pt" style:font-style-asian="normal" style:font-name-complex="Ubuntu1" style:font-size-complex="12pt"/>
    </style:style>
    <style:style style:name="T28" style:family="text">
      <style:text-properties fo:color="#222222" style:font-name="Ubuntu" fo:font-size="12pt" fo:font-style="normal" fo:font-weight="bold" style:font-name-asian="Ubuntu1" style:font-size-asian="12pt" style:font-style-asian="normal" style:font-weight-asian="bold" style:font-name-complex="Ubuntu1" style:font-size-complex="12pt"/>
    </style:style>
    <style:style style:name="T29" style:family="text">
      <style:text-properties fo:color="#222222" style:font-name="Ubuntu" fo:font-size="16pt" fo:font-weight="bold" style:font-name-asian="Ubuntu1" style:font-size-asian="16pt" style:font-weight-asian="bold" style:font-name-complex="Ubuntu1" style:font-size-complex="16pt"/>
    </style:style>
    <style:style style:name="T30" style:family="text">
      <style:text-properties fo:color="#222222" style:font-name="Ubuntu" fo:font-size="18pt" fo:font-weight="bold" style:font-name-asian="Ubuntu1" style:font-size-asian="18pt" style:font-weight-asian="bold" style:font-name-complex="Ubuntu1" style:font-size-complex="18pt"/>
    </style:style>
    <style:style style:name="T31" style:family="text">
      <style:text-properties fo:font-size="14pt" style:font-size-asian="14pt" style:font-size-complex="14pt"/>
    </style:style>
    <style:style style:name="T32" style:family="text">
      <style:text-properties fo:color="#212121" style:font-name="Ubuntu" fo:font-size="12pt" style:font-name-asian="Ubuntu1" style:font-size-asian="12pt" style:font-name-complex="Ubuntu1" style:font-size-complex="12pt"/>
    </style:style>
    <style:style style:name="T33" style:family="text">
      <style:text-properties fo:color="#1155cc" style:font-name="Ubuntu" fo:font-size="12pt" style:text-underline-style="solid" style:text-underline-width="auto" style:text-underline-color="font-color" style:font-name-asian="Ubuntu1" style:font-size-asian="12pt" style:font-name-complex="Ubuntu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libnm4bajc19"/><text:span text:style-name="T1">Lindsay Young</text:span></text:p>
      <text:p text:style-name="P29"><text:bookmark text:name="_km5w3o4n53ij"/>Experience</text:p>
      <text:p text:style-name="P30"><text:bookmark text:name="_25h420mb8vr3"/><text:span text:style-name="T14">General Services Administration</text:span><text:span text:style-name="T15"> </text:span></text:p>
      <text:p text:style-name="P35"><text:bookmark text:name="_46zhhqkajq4v"/><text:span text:style-name="T16">September 2014 - present</text:span></text:p>
      <text:p text:style-name="P2"><text:span text:style-name="T19">At GSA, I gained a broad experience from roles at 18F, the Centers of Excellence, and the GSA CIO. From my time as </text:span><text:span text:style-name="T20">Director of Agency Partnerships</text:span><text:span text:style-name="T19"> at 18F, I spearheaded business development for 18F, bringing in over $2 million. I was part of a CIO leadership team as </text:span><text:span text:style-name="T20">Chief of Staff </text:span><text:span text:style-name="T19">to the GSA CIO. I saved millions of dollars by modernizing infrastructure during my time as the </text:span><text:span text:style-name="T20">Cloud Lead </text:span><text:span text:style-name="T19">for the USDA Center of Excellence and the </text:span><text:span text:style-name="T20">Technical Lead</text:span><text:span text:style-name="T19"> of the FEC project. I gained direct experience building modern, innovative software as a </text:span><text:span text:style-name="T20">Technical Architect</text:span><text:span text:style-name="T19"> for projects with the Federal Election Commission and Department of Justice.</text:span></text:p>
      <text:p text:style-name="P3"/>
      <text:p text:style-name="P32"><text:bookmark text:name="_kiuurdxoyxhf"/><text:span text:style-name="T26">Technical Architect, 18F</text:span></text:p>
      <text:p text:style-name="P35"><text:bookmark text:name="_oli1uhmpin26"/><text:span text:style-name="T27">February 2019 - present</text:span></text:p>
      <text:p text:style-name="P36"><text:bookmark text:name="_edsxfu4ozst5"/><text:span text:style-name="T27">I serve as the architect and technical leader for an 18F project to modernize the DOJ Civil Rights Division’s complaint intake system. </text:span></text:p>
      <text:list xml:id="list1834287711" text:style-name="WWNum5">
        <text:list-item>
          <text:p text:style-name="P8"><text:span text:style-name="T19">Leading the technical implementation of a new system for reporting civil rights discrimination to the Department to Justice (DOJ). We are teaching our partners how to develop in a human-centered way, based on usability testing. </text:span></text:p>
        </text:list-item>
        <text:list-item>
          <text:p text:style-name="P8"><text:span text:style-name="T19">Building the first cloud-based project for the Civil Rights Division, and its first implementation of the U.S. Web Design Standards.</text:span></text:p>
        </text:list-item>
        <text:list-item>
          <text:p text:style-name="P8"><text:span text:style-name="T19">Teaching the Civil Rights Division how to implement continuous integration and deployment, and unifying currently disparate data into a non-proprietary database. <text:s/></text:span></text:p>
        </text:list-item>
      </text:list>
      <text:p text:style-name="P1"/>
      <text:p text:style-name="P32"><text:bookmark text:name="_655cc2iqad5u"/><text:span text:style-name="T26">Cloud Lead, Centers of Excellence</text:span></text:p>
      <text:p text:style-name="P36"><text:bookmark text:name="_e9pvzm2qivs3"/><text:span text:style-name="T27">September 2018 to February 2019</text:span></text:p>
      <text:p text:style-name="P36"><text:bookmark text:name="_q56jjrz03uoq"/><text:span text:style-name="T6">Consolidated USDA data centers to achieve an estimated </text:span><text:span text:style-name="T7">$5 million</text:span><text:span text:style-name="T6"> a year in cost avoidance.</text:span></text:p>
      <text:list xml:id="list2926244483" text:style-name="WWNum3">
        <text:list-item>
          <text:p text:style-name="P9"><text:span text:style-name="T5">Matured the USDA’s cloud services team. </text:span></text:p>
        </text:list-item>
        <text:list-item>
          <text:p text:style-name="P9"><text:span text:style-name="T5">Coordinated infrastructure and cloud programs across USDA.</text:span></text:p>
        </text:list-item>
        <text:list-item>
          <text:p text:style-name="P9"><text:span text:style-name="T5">Led a team of contractors that provided cloud migration strategy consulting, and best practices to the USDA.</text:span></text:p>
        </text:list-item>
        <text:list-item>
          <text:p text:style-name="P9"><text:span text:style-name="T5">Briefed the White House Office of American Innovation on cloud and infrastructure advancements.</text:span></text:p>
        </text:list-item>
      </text:list>
      <text:p text:style-name="P22"/>
      <text:p text:style-name="P32"><text:bookmark text:name="_9nhplxkwb871"/><text:span text:style-name="T26">Director of Agency Partnerships, 18F</text:span></text:p>
      <text:p text:style-name="P36"><text:bookmark text:name="_nzqpq3e7oumj"/><text:span text:style-name="T27">Acting, July 2018 to September 2018</text:span></text:p>
      <text:p text:style-name="P4"><text:span text:style-name="T5">Brought in </text:span><text:span text:style-name="T8">$2.1 million</text:span><text:span text:style-name="T5"> in new 18F engagements.</text:span></text:p>
      <text:p text:style-name="P5"/>
      <text:list xml:id="list125345799502176" text:continue-numbering="true" text:style-name="WWNum3">
        <text:list-item>
          <text:p text:style-name="P9"><text:soft-page-break/><text:span text:style-name="T5">Managed business development team and set 18F’s business development strategy.</text:span></text:p>
        </text:list-item>
        <text:list-item>
          <text:p text:style-name="P9"><text:span text:style-name="T5">Established and fostered effective and productive business contacts with </text:span><text:span text:style-name="T19">civilian and military</text:span><text:span text:style-name="T5"> clients, understood client needs and capabilities, and explained complex usability, <text:s/>security, and technical requirements.</text:span></text:p>
        </text:list-item>
        <text:list-item>
          <text:p text:style-name="P9"><text:span text:style-name="T5">Collaborated on communications strategy to highlight the value 18F provides to agencies.</text:span></text:p>
        </text:list-item>
      </text:list>
      <text:p text:style-name="P23"/>
      <text:p text:style-name="P32"><text:bookmark text:name="_1ty2plw1i2vd"/><text:span text:style-name="T26">Chief of Staff, GSA IT</text:span></text:p>
      <text:p text:style-name="P36"><text:bookmark text:name="_c8nz5q4a00gn"/><text:span text:style-name="T27">Detail, March 2018 to July 2018</text:span></text:p>
      <text:p text:style-name="P6"><text:span text:style-name="T19">As <text:s/>Chief of Staff, I answered directly to the GSA Chief Information Officer (CIO) on high priority, sensitive, and visible issues. I acted as a force multiplier for the priorities of the senior executive team, and kept senior leadership synchronized and effective.</text:span></text:p>
      <text:list xml:id="list2348670008" text:style-name="WWNum6">
        <text:list-item>
          <text:p text:style-name="P16"><text:span text:style-name="T19">Advised the GSA CIO on technology modernization and technology transformation initiatives.</text:span></text:p>
        </text:list-item>
        <text:list-item>
          <text:p text:style-name="P17"><text:span text:style-name="T19">Advised the GSA CIO on technology modernization and technology transformation initiatives.</text:span></text:p>
        </text:list-item>
        <text:list-item>
          <text:p text:style-name="P16"><text:span text:style-name="T19">Streamlined operations and improved efficiency of the leadership team by developing automated software to replace manual processes.</text:span></text:p>
        </text:list-item>
        <text:list-item>
          <text:p text:style-name="P16"><text:span text:style-name="T19">Measured program performance across GSA IT, and proactively identified and solved problems to make sure critical audits are completed on time.</text:span></text:p>
        </text:list-item>
        <text:list-item>
          <text:p text:style-name="P16"><text:span text:style-name="T19">Review compliance with federal information security laws and policies, and advise on key CIO decisions.</text:span></text:p>
        </text:list-item>
        <text:list-item>
          <text:p text:style-name="P16"><text:span text:style-name="T19">Coordinated GSA IT responses to proposed legislation and government-wide policies.</text:span></text:p>
        </text:list-item>
        <text:list-item>
          <text:p text:style-name="P18"><text:span text:style-name="T19">Created a machine learning pilot that categorized support tickets from ServiceNow data into a format compatible with Technology Business Management (TBM) accounting. Evaluated an AI-based approach versus a heuristics-based approach. Present findings with the GSA Chief Technology Officer at the 2018 GSA Data Summit. </text:span></text:p>
        </text:list-item>
      </text:list>
      <text:p text:style-name="P23"/>
      <text:p text:style-name="P32"><text:bookmark text:name="_gnb3g9eo9ak4"/><text:span text:style-name="T26">Technical Leader of Federal Election Commission Project, 18F</text:span></text:p>
      <text:p text:style-name="P36"><text:bookmark text:name="_8zncbg2wpadc"/><text:span text:style-name="T27">September 2014 to March 2018</text:span></text:p>
      <text:p text:style-name="P7"><text:span text:style-name="T5">Because of the cloud migration I led, the FEC estimates that it</text:span><text:span text:style-name="T8"> </text:span><text:a xlink:type="simple" xlink:href="https://www.nextgov.com/it-modernization/2017/03/fec-and-18f-team-save-agency-12m/136598/" text:style-name="ListLabel_20_82" text:visited-style-name="ListLabel_20_82"><text:span text:style-name="T2">saves $1.2 million a year</text:span></text:a><text:span text:style-name="T8"> </text:span><text:span text:style-name="T5">in infrastructure costs. We delivered the FEC’s first </text:span><text:a xlink:type="simple" xlink:href="https://api.open.fec.gov/developers" text:style-name="ListLabel_20_83" text:visited-style-name="ListLabel_20_83"><text:span text:style-name="T3">API</text:span></text:a><text:span text:style-name="T5"> and redesigned </text:span><text:a xlink:type="simple" xlink:href="https://www.fec.gov/" text:style-name="ListLabel_20_83" text:visited-style-name="ListLabel_20_83"><text:span text:style-name="T3">fec.gov</text:span></text:a><text:span text:style-name="T5"> using an agile and user-centered process. Not only did the FEC's </text:span><text:a xlink:type="simple" xlink:href="https://www.usatoday.com/story/news/politics/elections/2015/10/27/fec-updates-website-2016-election/74672832/" text:style-name="ListLabel_20_83" text:visited-style-name="ListLabel_20_83"><text:span text:style-name="T3">website improve</text:span></text:a><text:span text:style-name="T5">, the FEC has implemented new processes that adopt best practices for cloud like automated testing with continuous integration, open source and agile delivery. By teaching these practices, I became a wider catalyst for organizational change.</text:span></text:p>
      <text:p text:style-name="P36"><text:bookmark text:name="_k2umim45kgmu"/><text:span text:style-name="T28">Technical Leader Duties</text:span></text:p>
      <text:list xml:id="list3180174078" text:style-name="WWNum2">
        <text:list-item>
          <text:p text:style-name="P12"><text:span text:style-name="T5">Experience leading IT modernization projects and re-architecting legacy IT systems &amp; infrastructure.</text:span></text:p>
        </text:list-item>
        <text:list-item>
          <text:p text:style-name="P10"><text:span text:style-name="T32">Led the migration or deployment of legacy IT solutions to the new IT systems or infrastructure.</text:span></text:p>
        </text:list-item>
        <text:list-item>
          <text:p text:style-name="P12"><text:span text:style-name="T5">Responsible for leading the design and implementation of the </text:span><text:a xlink:type="simple" xlink:href="https://github.com/fecgov/FEC/wiki/2.-FEC-system-diagram" text:style-name="ListLabel_20_84" text:visited-style-name="ListLabel_20_84"><text:span text:style-name="T33">multi-app cloud infrastructure</text:span></text:a><text:span text:style-name="T5">.</text:span></text:p>
        </text:list-item>
        <text:list-item>
          <text:p text:style-name="P12"><text:span text:style-name="T5">Created a work environment that encourages thinking and innovation through one-on-one coaching, workshops and videos.</text:span></text:p>
        </text:list-item>
        <text:list-item>
          <text:p text:style-name="P12"><text:span text:style-name="T5">Created a long term vision for FEC technology and influenced others to translate vision into action. Coached and trained engineers on the FEC team on security compliance, incident response, cloud technologies, and APIs.</text:span></text:p>
        </text:list-item>
        <text:list-item>
          <text:p text:style-name="P12"><text:span text:style-name="T5">Made organizational improvements by creating staffing and training plans for 10 technical team members.</text:span></text:p>
        </text:list-item>
        <text:list-item>
          <text:p text:style-name="P12"><text:span text:style-name="T5">Coordinated security compliance for cloud apps. As system owner, led the team through the authority to operate (ATO) compliance process.</text:span></text:p>
        </text:list-item>
        <text:list-item>
          <text:p text:style-name="P12"><text:soft-page-break/><text:span text:style-name="T5">Led incident response for the FEC project.</text:span></text:p>
        </text:list-item>
      </text:list>
      <text:p text:style-name="P36"><text:bookmark text:name="_v7j2wk2wah1m"/><text:span text:style-name="T28">Technical Consulting Studies</text:span></text:p>
      <text:list xml:id="list2834522766" text:style-name="WWNum8">
        <text:list-item>
          <text:p text:style-name="P13"><text:a xlink:type="simple" xlink:href="https://www.fec.gov/about/reports-about-fec/agency-operations/e-filing-study-2016/" text:style-name="ListLabel_20_82" text:visited-style-name="ListLabel_20_82"><text:span text:style-name="T2">FEC E-filing study</text:span></text:a><text:span text:style-name="T8">: </text:span><text:span text:style-name="T5">D</text:span><text:span text:style-name="T32">esigned </text:span><text:span text:style-name="T5">a </text:span><text:a xlink:type="simple" xlink:href="https://www.fec.gov/about/reports-about-fec/agency-operations/e-filing-study-2016/how-move-forward-software-development-workflow-technical-road-map/" text:style-name="ListLabel_20_84" text:visited-style-name="ListLabel_20_84"><text:span text:style-name="T33">technical roadmap</text:span></text:a><text:span text:style-name="T5"> for migrating the FEC’s legacy IT systems securely to the cloud. Co-led a technology policy initiative to create a shared vision for the FEC on modernizing its e-filing system to get better quality data, be responsive to user needs, and handle increasing volumes of data.</text:span></text:p>
        </text:list-item>
        <text:list-item>
          <text:p text:style-name="P13"><text:span text:style-name="T8">FEC Cloud study</text:span><text:span text:style-name="T5">: A 2016-2017 project assessing the state of the FEC’s IT, that resulted in process improvements and an inventory prototype. We collaboratively outlined strategic plans to make the FEC an innovative, cloud-first agency. </text:span></text:p>
        </text:list-item>
      </text:list>
      <text:p text:style-name="P33"><text:bookmark text:name="_397yiaa45iq8"/></text:p>
      <text:p text:style-name="P32"><text:bookmark text:name="_tpugs0ms10ex"/><text:span text:style-name="T29">Adjunct Faculty, Johns Hopkins University</text:span></text:p>
      <text:p text:style-name="P36"><text:bookmark text:name="_hcswwk389dmi"/><text:span text:style-name="T27">Fall 2015 and Summer 2016</text:span></text:p>
      <text:p text:style-name="P7"><text:span text:style-name="T5">Designed and taught </text:span><text:span text:style-name="T9">Unleashing Open Data with Python</text:span><text:span text:style-name="T5"> for the Master of Science in Government Analytics program. The students learned to use Python to collect and analyze data and presented their findings by making a website. The students ranged from those with no programming skills to professional programmers.</text:span></text:p>
      <text:p text:style-name="P34"><text:bookmark text:name="_gw4slenrbg7k"/></text:p>
      <text:p text:style-name="P32"><text:bookmark text:name="_jzxem1lfu9w9"/><text:span text:style-name="T29">ECA Professional Fellow, International Center for Journalists</text:span></text:p>
      <text:p text:style-name="P36"><text:bookmark text:name="_pvqvyzed6b43"/><text:span text:style-name="T27">July 2014 to Feb 2015</text:span></text:p>
      <text:p text:style-name="P7"><text:span text:style-name="T5">Fellowship program managed by the International Center for Journalists and funded by the U.S. State Department's Bureau of Educational and Cultural Affairs (ECA). Visited Amman, Jordan.</text:span></text:p>
      <text:p text:style-name="P34"><text:bookmark text:name="_my3upqssgp9v"/></text:p>
      <text:p text:style-name="P32"><text:bookmark text:name="_ppginwg35ib1"/><text:span text:style-name="T29">Sunlight Foundation</text:span></text:p>
      <text:p text:style-name="P36"><text:bookmark text:name="_g4xpfmjcyvye"/><text:span text:style-name="T27">Nov 2010 to Sept 2014</text:span></text:p>
      <text:p text:style-name="P36"><text:bookmark text:name="_agxrcjndnu65"/><text:span text:style-name="T28">Software Engineer </text:span><text:span text:style-name="T5">Former titles: </text:span><text:span text:style-name="T8">Reporter, Researcher</text:span></text:p>
      <text:p text:style-name="P7"><text:span text:style-name="T5">Coordinated across Design, Communications and Policy departments to strategize, develop and launch web products that use government data to connect journalists and citizens to their government.</text:span></text:p>
      <text:p text:style-name="Standard"><text:span text:style-name="T8">Projects:</text:span></text:p>
      <text:list xml:id="list3624427918" text:style-name="WWNum9">
        <text:list-item>
          <text:p text:style-name="P14"><text:a xlink:type="simple" xlink:href="http://foreign.influenceexplorer.com/" text:style-name="ListLabel_20_85" text:visited-style-name="ListLabel_20_85"><text:span text:style-name="T4">Foreign Influence Explorer</text:span></text:a><text:span text:style-name="T5"> - A project about foreign influence in the U.S. that refactored legacy code to turn foreign lobbying records from the DOJ into structured data and a website.</text:span></text:p>
        </text:list-item>
        <text:list-item>
          <text:p text:style-name="P14"><text:a xlink:type="simple" xlink:href="https://sunlightlabs.github.io/congress/" text:style-name="ListLabel_20_85" text:visited-style-name="ListLabel_20_85"><text:span text:style-name="T4">Congress API</text:span></text:a><text:span text:style-name="T5"> - A real-time API about the work and structure of Congress.</text:span></text:p>
        </text:list-item>
        <text:list-item>
          <text:p text:style-name="P14"><text:a xlink:type="simple" xlink:href="https://scout.sunlightfoundation.com/" text:style-name="ListLabel_20_85" text:visited-style-name="ListLabel_20_85"><text:span text:style-name="T4">Scout</text:span></text:a><text:span text:style-name="T5"> - A real-time alert service that delivers emails about Congress, regulations, state governments and court documents.</text:span></text:p>
        </text:list-item>
        <text:list-item>
          <text:p text:style-name="P14"><text:a xlink:type="simple" xlink:href="http://capitolwords.org/" text:style-name="ListLabel_20_85" text:visited-style-name="ListLabel_20_85"><text:span text:style-name="T4">Capitol Words</text:span></text:a><text:span text:style-name="T5"> - A website and API that parses the Congressional Record and makes it readable and searchable.</text:span></text:p>
        </text:list-item>
      </text:list>
      <text:p text:style-name="P32"><text:bookmark text:name="_mffb3984bee1"/><text:span text:style-name="T29">Internships</text:span></text:p>
      <text:p text:style-name="P24"><text:span text:style-name="T20">Senator Byron Dorgan </text:span></text:p>
      <text:p text:style-name="P24"><text:span text:style-name="T19">Aug 2006 <text:s/>to Dec 2006</text:span></text:p>
      <text:p text:style-name="P24"><text:span text:style-name="T19">I created a memo on transportation issues that addressed concerns of the “NAFTA Superhighway,” and wrote constituent letters about funding to public broadcasting organizations.</text:span></text:p>
      <text:p text:style-name="P25"><text:soft-page-break/></text:p>
      <text:p text:style-name="P24"><text:span text:style-name="T20">Representative Anna Eshoo </text:span></text:p>
      <text:p text:style-name="P24"><text:span text:style-name="T19">Sept 2005 to Dec 2005</text:span></text:p>
      <text:p text:style-name="Standard"><text:span text:style-name="T19">I wrote constituent letters and performed receptionist duties. <text:s/>I obtained Congressional Research Service Certification and used CRS services provided by the Library of Congress.</text:span></text:p>
      <text:p text:style-name="Standard"/>
      <text:p text:style-name="P26"><text:span text:style-name="T23">Awards</text:span></text:p>
      <text:list xml:id="list1672091592" text:style-name="WWNum4">
        <text:list-item>
          <text:p text:style-name="P11"><text:span text:style-name="T22">Awarded 2016 Powerful Women Programmer by DC Femtech</text:span></text:p>
        </text:list-item>
        <text:list-item>
          <text:p text:style-name="P11"><text:span text:style-name="T22">2015 GSA Administrator’s Award as part of the FEC project</text:span></text:p>
        </text:list-item>
        <text:list-item>
          <text:p text:style-name="P11"><text:span text:style-name="T22">Recognized as Top 100 Awesome Women In The Open-Source Community by </text:span><text:span text:style-name="T25">source{d}</text:span></text:p>
        </text:list-item>
      </text:list>
      <text:p text:style-name="P31"><text:bookmark text:name="_fndo41gaqck2"/><text:span text:style-name="T30">Education</text:span></text:p>
      <text:p text:style-name="P27"><text:span text:style-name="T8">Pepperdine University </text:span></text:p>
      <text:p text:style-name="P27"><text:span text:style-name="T5">Master in Public Policy 2010</text:span></text:p>
      <text:list xml:id="list3327027592" text:style-name="WWNum1">
        <text:list-item>
          <text:p text:style-name="P19"><text:span text:style-name="T9">3.96 GPA</text:span></text:p>
        </text:list-item>
        <text:list-item>
          <text:p text:style-name="P19"><text:span text:style-name="T9">Rank 2 of 50</text:span></text:p>
        </text:list-item>
      </text:list>
      <text:p text:style-name="P27"><text:span text:style-name="T8"><text:s/>University of California, Riverside </text:span></text:p>
      <text:p text:style-name="P27"><text:span text:style-name="T5">B.A. in History 2007</text:span></text:p>
      <text:list xml:id="list3863829617" text:style-name="WWNum7">
        <text:list-item>
          <text:p text:style-name="P20"><text:span text:style-name="T5">3.91 GPA</text:span></text:p>
        </text:list-item>
        <text:list-item>
          <text:p text:style-name="P15"><text:span text:style-name="T5">Summa cum laude</text:span></text:p>
        </text:list-item>
        <text:list-item>
          <text:p text:style-name="P20"><text:span text:style-name="T9">Phi Beta Kappa</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Ubuntu" fo:font-family="Ubuntu"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73737" style:font-name="Ubuntu" fo:font-family="Ubuntu" style:font-family-generic="roman" style:font-pitch="variable" fo:font-size="12pt" style:text-underline-style="none" fo:background-color="#f2f2f2"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73737" style:font-name="Ubuntu" fo:font-family="Ubuntu" style:font-family-generic="roman" style:font-pitch="variable" fo:font-size="12pt" style:text-underline-style="none" fo:background-color="#f2f2f2"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Ubuntu" fo:font-family="Ubuntu"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373737" style:font-name="Ubuntu" fo:font-family="Ubuntu" style:font-family-generic="roman" style:font-pitch="variable" fo:font-size="12pt" style:text-underline-style="none" fo:background-color="#f2f2f2"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Ubuntu" fo:font-family="Ubuntu"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73737" style:font-name="Ubuntu" fo:font-family="Ubuntu" style:font-family-generic="roman" style:font-pitch="variable" fo:font-size="12pt" style:text-underline-style="none" fo:background-color="#f2f2f2"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373737" style:font-name="Ubuntu" fo:font-family="Ubuntu" style:font-family-generic="roman" style:font-pitch="variable" fo:font-size="12pt" style:text-underline-style="none" fo:background-color="#f2f2f2"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6699cc" style:font-name="Ubuntu" fo:font-family="Ubuntu" style:font-family-generic="roman" style:font-pitch="variable" fo:font-size="12pt" style:text-underline-style="solid" style:text-underline-width="auto" style:text-underline-color="font-color" fo:font-weight="bold" style:font-name-asian="Ubuntu1" style:font-family-asian="Ubuntu" style:font-family-generic-asian="system" style:font-pitch-asian="variable" style:font-size-asian="12pt" style:font-weight-asian="bold" style:font-name-complex="Ubuntu1" style:font-family-complex="Ubuntu"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6699cc" style:font-name="Ubuntu" fo:font-family="Ubuntu" style:font-family-generic="roman" style:font-pitch="variable" fo:font-size="12pt" style:text-underline-style="solid" style:text-underline-width="auto" style:text-underline-color="font-color" style:font-name-asian="Ubuntu1" style:font-family-asian="Ubuntu" style:font-family-generic-asian="system" style:font-pitch-asian="variable" style:font-size-asian="12pt" style:font-name-complex="Ubuntu1" style:font-family-complex="Ubuntu" style:font-family-generic-complex="system" style:font-pitch-complex="variable" style:font-size-complex="12pt"/>
    </style:style>
    <style:style style:name="ListLabel_20_84" style:display-name="ListLabel 84" style:family="text">
      <style:text-properties fo:color="#1155cc" style:font-name="Ubuntu" fo:font-family="Ubuntu" style:font-family-generic="roman" style:font-pitch="variable" fo:font-size="12pt" style:text-underline-style="solid" style:text-underline-width="auto" style:text-underline-color="font-color" style:font-name-asian="Ubuntu1" style:font-family-asian="Ubuntu" style:font-family-generic-asian="system" style:font-pitch-asian="variable" style:font-size-asian="12pt" style:font-name-complex="Ubuntu1" style:font-family-complex="Ubuntu" style:font-family-generic-complex="system" style:font-pitch-complex="variable" style:font-size-complex="12pt"/>
    </style:style>
    <style:style style:name="ListLabel_20_85" style:display-name="ListLabel 85" style:family="text">
      <style:text-properties fo:color="#6699cc" style:font-name="Ubuntu" fo:font-family="Ubuntu" style:font-family-generic="roman" style:font-pitch="variable" fo:font-size="12pt" fo:font-style="italic" style:text-underline-style="solid" style:text-underline-width="auto" style:text-underline-color="font-color" style:font-name-asian="Ubuntu1" style:font-family-asian="Ubuntu" style:font-family-generic-asian="system" style:font-pitch-asian="variable" style:font-size-asian="12pt" style:font-style-asian="italic" style:font-name-complex="Ubuntu1" style:font-family-complex="Ubuntu"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5" meta:word-count="1231" meta:character-count="8018" meta:non-whitespace-character-count="6894"/>
    <meta:generator>LibreOfficeDev/6.0.5.2$Linux_X86_64 LibreOffice_project/</meta:generator>
  </office:meta>
</office:document-meta>
</file>